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center" style:justify-single-word="false"/>
      <style:text-properties style:font-name="TSCu_Comic" fo:font-size="48pt" style:font-size-asian="48pt" style:font-size-complex="48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left="0cm" fo:margin-right="0cm" fo:margin-top="0cm" fo:margin-bottom="0cm" fo:text-indent="0cm" style:auto-text-indent="false"/>
      <style:text-properties style:font-name="Times New Roman" fo:font-size="12pt" fo:language="da" fo:country="DK" style:font-size-asian="12pt" style:font-size-complex="12pt"/>
    </style:style>
    <style:style style:name="P6"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fo:text-indent="0cm" style:auto-text-indent="false"/>
      <style:text-properties style:font-name="Verdana" fo:font-size="10pt" fo:language="da" fo:country="DK" fo:font-weight="normal" style:font-size-asian="10pt" style:font-weight-asian="normal" style:font-size-complex="10pt" style:font-weight-complex="normal"/>
    </style:style>
    <style:style style:name="P8" style:family="paragraph" style:parent-style-name="Text_20_body">
      <style:paragraph-properties fo:margin-left="0cm" fo:margin-right="0cm" fo:margin-top="0cm" fo:margin-bottom="0cm" fo:text-indent="0cm" style:auto-text-indent="false"/>
      <style:text-properties fo:color="#008000" style:font-name="Verdana" fo:font-size="10pt" fo:language="da" fo:country="DK" fo:font-weight="normal"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fo:text-indent="0cm" style:auto-text-indent="false"/>
    </style:style>
    <style:style style:name="P11" style:family="paragraph" style:parent-style-name="Heading_20_1">
      <style:paragraph-properties fo:break-before="page"/>
    </style:style>
    <style:style style:name="P12" style:family="paragraph" style:parent-style-name="Standard">
      <style:text-properties fo:language="da" fo:country="DK" fo:font-style="normal" style:font-style-asian="normal" style:font-style-complex="normal"/>
    </style:style>
    <style:style style:name="P13"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ext_20_body">
      <style:paragraph-properties>
        <style:tab-stops>
          <style:tab-stop style:position="0.741cm"/>
        </style:tab-stops>
      </style:paragraph-properties>
    </style:style>
    <style:style style:name="T1" style:family="text">
      <style:text-properties style:text-underline-style="solid" style:text-underline-width="auto" style:text-underline-color="font-color" fo:background-color="#ffff00"/>
    </style:style>
    <style:style style:name="T2" style:family="text">
      <style:text-properties fo:background-color="transparen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47ff"/>
    </style:style>
    <style:style style:name="T7" style:family="text">
      <style:text-properties fo:color="#ff6633"/>
    </style:style>
    <style:style style:name="T8" style:family="text">
      <style:text-properties fo:color="#0000ff"/>
    </style:style>
    <style:style style:name="T9" style:family="text">
      <style:text-properties style:font-name="Times New Roman" fo:font-size="16pt" style:font-size-asian="16pt" style:font-size-complex="16pt"/>
    </style:style>
    <style:style style:name="T10" style:family="text">
      <style:text-properties fo:font-size="16pt" style:font-size-asian="16pt" style:font-size-complex="16pt"/>
    </style:style>
    <style:style style:name="fr1" style:family="graphic" style:parent-style-name="Frame">
      <style:graphic-properties style:vertical-pos="top" style:vertical-rel="paragraph-content" style:horizontal-pos="center" style:horizontal-rel="paragraph" fo:background-color="#cccccc" style:background-transparency="0%" style:shadow="none">
        <style:background-image/>
        <style:columns fo:column-count="0" fo:column-gap="0cm"/>
      </style:graphic-properties>
    </style:style>
    <style:style style:name="fr2" style:family="graphic" style:parent-style-name="Frame">
      <style:graphic-properties style:run-through="foreground"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kiPlot rapport</text:p>
      <text:p text:style-name="Standard">Vi undskylder meget hvis dokumentet til tider kan virker mere eller mindre ulæseligt, pga. af forholdsvis mærkelig terminologi, mange af termerne er direkte oversat fra engelsk og det lyder ikke altid godt på dansk.</text:p>
      <text:h text:style-name="Heading_20_1" text:outline-level="1">Hvad er WikiPlot?</text:h>
      <text:h text:style-name="Heading_20_1" text:outline-level="1">MediaWiki Integration</text:h>
      <text:p text:style-name="P2">Følgende afsnit handler om hvordan vi har integreret WikiPlot i MediaWiki.</text:p>
      <text:h text:style-name="Heading_20_2" text:outline-level="2">MediaWiki</text:h>
      <text:p text:style-name="P3">Først vil vi lige kort forklarer hvad MediaWiki er. MediaWiki er et opensource software projekt skrevet i php, finansieret og organiseret af WikiMedia foundation. MediaWiki er som navnet antyder et stykke wikiwiki software, MediaWiki kører på alle WikiMedia foundations projekter, heriblandt WikiPedia. Mange andre software projekter, organisationer og individuelle benytter også MediaWiki til at organisere og/eller præsentere deres arbejde, heriblandt Novell.</text:p>
      <text:h text:style-name="Heading_20_2" text:outline-level="2">Udvidelses arkitekturen</text:h>
      <text:p text:style-name="P3">MediaWiki har en udvidelses (extension) arkitektur, denne arkitektur er grundigt beskrevet i MediaWiki's dokumentation, der er udvikler venlige artikler er tilgængelig på meta.wikimedia.org. For at kunne forstå MediaWiki's extension arkitektur, skal man have en grundlæggende ide om hvad eventhandling er. Eventhandling er det man kender i C# som brugt af events og delegates, i Java ville man nok benytte interfaces og interne (nested) klasser. I C og Win32 API ville man fortage eventhandling ved hjælp af besked kø. Der er mange forskellige modeller man kan benytte, når man skal lave eventhandling, nogle mere fleksible end andre.</text:p>
      <text:p text:style-name="P3"><text:tab/>I MediaWiki sker eventhandling gennem såkaldte hooks, på dansk kroge, og det er lige præcist hvad de er. Helt konkret er en hook et array af funktioner, som bliver kaldt på et givent tidspunkt. Når man så vil lave en udvidelse, laver man en fil til udvidelsen og laver en start funktion. Denne start funktion skal smides i det array der bliver løbet igennem og kørt, når MediaWiki starter. På den måde har man en funktion man kan bruge til at initialisere sin udvidelse med. Der efter kan man lave andre callback funktioner og tilføje dem til forskellige hooks i sin start funktion.</text:p>
      <text:h text:style-name="Heading_20_2" text:outline-level="2">Vores udvidelse</text:h>
      <text:p text:style-name="P3">Vores MediaWiki udvidelse ligger i filen WikiPlot.php, resten af filerne er blot klasser og funktioner der bruges i vores udvidelse. I WikiPlot.php har vi først en funktion wfWikiPlotExtension() som bliver tilføjet til wgExtensionFunctions[] der sikre at vores initialiserings-funktion bliver kaldt, når alle udvidelser skal starte op. I vores initialiserings-funktion: wfWikiPlotExtension(), bliver RenderWikiPlot() funktionen hængt op på en hook, sådan at RenderWikiPlot() bliver kaldt når der forekommer et ”&lt;wikiplot&gt;”-tag som skal afvikles til HTML. Det er også muligt at abonnere på hooks til alverdens andre ting, se MediaWiki's manual på MediaWiki.org</text:p>
      <text:p text:style-name="P3"><text:tab/>RenderWikiPlot() bliver givet en række parametre, som jeg ikke vil komme ind på her, se vores kildekode dokumentation. Men RenderWikiPlot() benytter de funktioner vi har skrevet i alle de andre filer til at omsætte ”&lt;wikiplot&gt;”-taget til HTML, der så kan sendes til klienten. Sådan virker vores udvidelse i store træk, for nærmere information, se vores kildekode dokumentation.</text:p>
      <text:p text:style-name="P3"/>
      <text:h text:style-name="Heading_20_1" text:outline-level="1">WikiPlot classes</text:h>
      <text:p text:style-name="P4">I dette afsnit vil vi kort beskrive de class'er, som vi har skrivet for WikiPlot. Vi vil dog understrege at beskrivelserne er ikke omfattende, og at der skal derfor henvises til kildekoden/dokumentaionen for en omfattende forståelse af disse class'er.</text:p>
      <text:h text:style-name="Heading_20_2" text:outline-level="2">Plot.class.php</text:h>
      <text:p text:style-name="P5">Denne fil indeholder Plot class'en, som tegner graf(er) og <text:span text:style-name="T1">genererer</text:span><text:span text:style-name="T2"> </text:span>hermed det billede, som skal vises til brugen. Desuden inkluderer filen to andre filer, som Plot class'en er afhængig af, nemlig 'evalmath.class.php' og 'graph.plot.class.php'. </text:p>
      <text:p text:style-name="P5"><text:tab/>Class'en Plot består af 16 variabler og 17 funktioner. Disse variabler og funktioner i samspil med hinanden og selvfølgelig class'ene evalmath og graph <text:span text:style-name="T1">genererer</text:span> et billede, som består af en (x,y) koordinate, gitter på henholdsvis x- og y-koordinate, tekst på billedet og selvfølgelig en eller flere grafer.</text:p>
      <text:p text:style-name="P5"><text:tab/>For at se nærmere på classen og dens variabler og funktioner, henviser vi til classens kildekoder, som er grundig dokumenteret eller vores projektdokumentation, som giver en hurtig overblik.</text:p>
      <text:h text:style-name="Heading_20_2" text:outline-level="2">XML.class.php</text:h>
      <text:p text:style-name="P6">Denne fil indeholder XMLParser class'en, som analyserer XML<text:note text:id="ftn1" text:note-class="footnote"><text:note-citation>1</text:note-citation><text:note-body><text:p text:style-name="Footnote">XML = E<text:span text:style-name="T3">X</text:span>tensible <text:span text:style-name="T3">M</text:span>arkup <text:span text:style-name="T3">L</text:span>anguage er en standard fra W3C til at beskrive/strukturer data!</text:p></text:note-body></text:note> data. Class'en XMLParser består af 7 variabler og 8 funktioner. Disse variabler og funktioner i samspil med hinanden analyserer XML data, som brugen af har defineret. XML data'et bliver analyseret udfra en bestemt &lt;tag&gt;, som brugeren selv definerer. I vores tilfælde havde vi brug for at analysere &lt;graph&gt;, derfor er classen, som standard sæt til at analysere XML data udfra &lt;ghraph&gt;. Når class'en er færdig med at analysere den givet XML data, returnerer den attributter og data fra &lt;tag&gt;&lt;/tag&gt; (for vores velkommende &lt;graph&gt; i en multidiminsional Array. Nedenstående eksempel forklar meget overskueligt, hvordan XMLParser virker.</text:p>
      <text:p text:style-name="P6"><draw:frame draw:style-name="fr1" draw:name="Frame1" text:anchor-type="paragraph" svg:width="14.623cm" draw:z-index="1"><draw:text-box fo:min-height="4.697cm"><text:p text:style-name="P6"><text:tab/><text:span text:style-name="T4">CODE:</text:span></text:p><text:p text:style-name="P7">&lt;?php</text:p><text:p text:style-name="P7">$xml_data = <text:span text:style-name="T5">"&lt;root&gt; </text:span></text:p><text:p text:style-name="P8"><text:s text:c="7"/><text:tab/><text:tab/>&lt;graph color='234,234,233' label='string'&gt;x^2+5&lt;/graph&gt;<text:tab/></text:p><text:p text:style-name="P8"><text:s text:c="7"/><text:tab/><text:tab/>&lt;tag name='tag'&gt;This tag&lt;/tag&gt;</text:p><text:p text:style-name="P8"><text:s text:c="7"/><text:tab/><text:tab/>&lt;graph&gt;x^2+5&lt;/graph&gt;</text:p><text:p text:style-name="P7"><text:span text:style-name="T5"><text:s text:c="7"/><text:tab/> <text:s text:c="9"/>&lt;/root&gt;"</text:span>;</text:p><text:p text:style-name="P7"/><text:p text:style-name="P7">$xml = <text:span text:style-name="T6">new</text:span> XMLParser($xml_data); <text:s text:c="2"/><text:span text:style-name="T7">//opret en XMLParser objekt!</text:span></text:p><text:p text:style-name="P7"><text:span text:style-name="T8">print_r</text:span>($xml-&gt;CreateInputArray()); <text:s text:c="2"/><text:span text:style-name="T7">//få fat i analyseret data og udskriv</text:span></text:p><text:p text:style-name="P7">?&gt;</text:p></draw:text-box></draw:frame></text:p>
      <text:p text:style-name="P6"/>
      <text:p text:style-name="P6"/>
      <text:p text:style-name="P6"/>
      <text:p text:style-name="P6"/>
      <text:p text:style-name="P6"/>
      <text:p text:style-name="P6"/>
      <text:p text:style-name="P6"/>
      <text:p text:style-name="P6"/>
      <text:p text:style-name="P6"/>
      <text:p text:style-name="P6"><draw:frame draw:style-name="fr2" draw:name="Frame2" text:anchor-type="paragraph" svg:x="1.311cm" svg:y="0.836cm" svg:width="14.422cm" draw:z-index="0"><draw:text-box fo:min-height="7.772cm"><text:p text:style-name="P6"><text:tab/><text:span text:style-name="T4">OUTPUT:</text:span></text:p><text:p text:style-name="P7">Array</text:p><text:p text:style-name="P7"><text:s/>(</text:p><text:p text:style-name="P7"><text:s text:c="4"/>[0] =&gt; Array</text:p><text:p text:style-name="P7"><text:s text:c="8"/>(</text:p><text:p text:style-name="P7"><text:s text:c="12"/>[0] =&gt; Array</text:p><text:p text:style-name="P7"><text:s text:c="16"/>(</text:p><text:p text:style-name="P7"><text:s text:c="20"/>[color] =&gt; 234,234,233</text:p><text:p text:style-name="P7"><text:s text:c="20"/>[label] =&gt; string</text:p><text:p text:style-name="P7"><text:s text:c="16"/>)</text:p><text:p text:style-name="P7"><text:s text:c="12"/>[1] =&gt; x^2+5</text:p><text:p text:style-name="P7"><text:s text:c="8"/>)</text:p><text:p text:style-name="P7"><text:s text:c="4"/>[1] =&gt; Array</text:p><text:p text:style-name="P7"><text:s text:c="8"/>(</text:p><text:p text:style-name="P7"><text:s text:c="12"/>[0] =&gt; x^2+5</text:p><text:p text:style-name="P7"><text:s text:c="8"/>)</text:p><text:p text:style-name="P7"><text:s/>)</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Som man kan se udfra eksemplet, har XMLParser en bestemt opgave. Da graf(erne), som skal tegnes kommer i denne format via wikiplot syntax i wikimedia, havde vi brug for en smart måde at tage fat i disse graf(er) og deres attributter, som kunne være farve, tekst og selvfølgelig den matematiske udtryk. Derfor har vi skrivet XMLParser, som egentlig er en omskrivning af en simple XMLParser fra php.net. Men vi har selvfølgelig tilegnet den til vores formål. Men class'en kan sagtens bruges i andre projekter lige så længe formålet er det samme.</text:p>
      <text:p text:style-name="P9"/>
      <text:p text:style-name="P10"/>
      <text:h text:style-name="P11" text:outline-level="1">Cache versus on-the-fly plotting</text:h>
      <text:p text:style-name="P2">I dette afsnit vil vi kort diskutere de argumenter der ligger bag vores beslutning om at benytte en cache.</text:p>
      <text:p text:style-name="P2"/>
      <text:p text:style-name="P3">Da vores callback funktion i udvidelsen skal returnere html, og ikke et binært billede, er vi enten nød til at lave en cache hvor vi kan gemme billedet på serveren, og så returnere noget html der inkludere det gemte billede på serveren. Som alternativ kunne vi også lave et script, der kunne returnere et binært billede udfra de parametre vi sender til det. Så kunne vi lade vores callback funktion returnere noget html der inkludere parametre og url til det script der returnere et binært billede.</text:p>
      <text:p text:style-name="P12"><text:tab/>Den første metode kalder vi caching, den anden metode kalder vi on-the-fly plotting. I første metode skaber vil billedet i vores callback funktion, og gemmer det i cachen på ubestemt tid. I den anden funktion omskriver vi plottet data til GET parametre og sætter billedets url til en php script + GET-parametre. Her bliver billedet først skabt når brugerens browser anmoder serveren om billedet, og billedet bliver ikke mellemlagret nogle steder.</text:p>
      <text:p text:style-name="P12"><text:tab/>Til tider kan første metode godt synes mest enkel, men det gør sig faktisk ikke gældende. Fordi denne metode kræver et mellemlager/cache som skal konfigureres af brugeren. Desuden skal man også rydde op i mellemlagret/cachen, hvilket godt kan synes som en uoverskuelig opgave. Til gengæld kan man lade være med at skabe billedet fra ny hver eneste gang brugen anmoder om det, fordi det ligger i cachen. Hvilket til tider kan betyde store ydelses forbedringer.</text:p>
      <text:p text:style-name="P12"><text:tab/>Den anden metode kan godt lyde lidt besværlig, det skylde nok primært min dårlige forklaring. Men denne metode er ret enkel, der ligger ikke nogle filer på serveren og fylder, den kræver ingen ekstra konfiguration. Men hvis der er mange brugere der anmoder om det samme billede mange gange, eller hvis man skaber meget komplekse billeder, kan denne metode skabe ydelses problemer. Desuden kan koden også godt gå hen og blive meget kompleks hvis der er mange data der skal sendes som GET parametre.</text:p>
      <text:p text:style-name="P12"><text:tab/>Vi har valgt at benytte første metode, fordi den er mest skalerbar. Desuden kan mængden af parametre stige meget, jo større projektet bliver, derfor er det også den løsning der er lettest af vedligeholde. For at slette ubrugte billeder i cache har vi oprettet et php-script (CleanupCache.php) til at slette gamle filer. Det er meningen at ”CleanupCache.php” skal kunne køres som et cron-job.</text:p>
      <text:p text:style-name="P12"/>
      <text:h text:style-name="P11" text:outline-level="1">Vores udviklingsværktøjer/ miljø</text:h>
      <text:p text:style-name="P13">I dette afsnit vil vi kort fortælle om de værktøjer og udviklingsmiljø, som vi har brug for at udvikler WikiPlot.</text:p>
      <text:p text:style-name="P13"/>
      <text:h text:style-name="Heading_20_2" text:outline-level="2">phpDoc</text:h>
      <text:p text:style-name="P14">phpdocu eller phpdocumentor, kært barn har mange navne, er en dokumentations generator som f.eks. JavaDoc, doxygen eller Ndoc, som mange kender. Det virker på den måde at man skrive nogle kommentarer og dokumentations tags i koden, når de så bliver skrevet efter en helt bestemt standart kan man efterfølgende benytte dem til at generer en komplet dokumentation. Alternativet til denne løsning er ofte at skrive hele dokumentation i hånden efterfølgende. Men der er mange fordele ved at benytte en dokumentations generator, f.eks. vil dokumentation og kildekode så meget tæt på hinanden, hvilket er meget praktisk fordi dokumentationen normalt skal opdateres når man ændrer kildekoden. Desuden er det også lettere at huske dokumentationen hvis den står der. Men først og fremmest handler det jo også om at man slipper for at lave en masse taste arbejde, halvdelen af dokumentationen er jo det samme som det der står i kildekoden. Starter en funktion med ”function test($param1, $param2)”, så skal der jo også stå test(param1,param2) i dokumentationen.</text:p>
      <text:p text:style-name="P14"><text:tab/>Vi har valgt at benytte phpdoc til at genererer vores dokumentation med, fordi det var den letteste og mest enkle løsninsning. Desuden findes der ikke ret mange andre dokumentations generatorer til php, DoxyGen har delvist understøttelse for php, men der er ikke helt færdig endnu. Phpdoc benyttes også af mange andre php-projekter f.eks. PEA</text:p>
      <text:h text:style-name="Heading_20_2" text:outline-level="2">Google code</text:h>
      <text:p text:style-name="Text_20_body">Ligesom mange andre opensource projekter, skal WikiPlot også hostes et eller andet sted. Vi kunne selvfølgelig hoste projektet selv, men det kan være et stort arbejde at sætte revisions kontrol systemer op, desuden giver det en masse besøgende samt en hvis sikkerhed overfor brugerne, når vi er hostet hos en anerkendt organisation. Valget stod mellem SourceForge og Google Code. Vi valgte Google Code fordi vores projekt ikke var særligt stort, desuden kræver SourceForge en 1-3 uger registerings proces. Google Code levere de features vi har brug for, SVN og en simpel projekt side. Desuden kunne vi hoste en simpel hjemmeside og dokumentation via. web-svn.</text:p>
      <text:p text:style-name="Text_20_body"><text:tab/>SVN står for Subversion, og er et revisions kontrol system som f.eks. RCS, CVS, git, bitkeeper, sourcesafe og listen er lang. Et revisions kontrol system, er et system hvor man gemmer projektets filer, revisions kontrol systemet holder så styr på alle revisioner, så man kan gå tilbage og se alle tidligere revisioner af en fil. <text:s/>Vi har valgt at benytte SVN til at holde styr på vores kildekode, fordi det gør vores decentraliserede udviklings model lettere at administrer. Desuden er det en god måde at give tredjeparts udviklere adgang til nyeste udviklings version. Sidste men ikke mindst gør SVN det også mindre farligt at give nye udviklere administrator rettigheder, fordi vi altid kan smide dem ud og annullere deres ændringer. Hele ideen med revisions kontrol systemer er jo også at kildekoden ikke skal blive væk, fordi en eller anden ved en fejl kommer til at gemme noget forkert.</text:p>
      <text:h text:style-name="Heading_20_2" text:outline-level="2"><text:span text:style-name="T9">Zend</text:span><text:note text:id="ftn2" text:note-class="footnote"><text:note-citation>2</text:note-citation><text:note-body><text:p text:style-name="Footnote">Firmaet, som står bag PHP og udvikler den nyeste versioner af PHP samt udviklingsmiljøer.</text:p><text:p text:style-name="Footnote"><text:tab/>www.zend.com</text:p></text:note-body></text:note><text:span text:style-name="T10"> Development Environment</text:span> </text:h>
      <text:p text:style-name="Standard">En af de mange værktøjer, som vi har brugt til udvikling af WikiPlot, er Zend Development Environment for PHP. Vi var så heldig at få fat i en af de nyeste versioner af værktøjet som prøve version (trialversion) i 30 dage. Zend Studio 5.2.0 Enterprice Edition, som vi har brugt til at udvikle en mindre del af vores projektet i, er den nyeste bud på udviklingsmiljø for PHP fra Zend.</text:p>
      <text:p text:style-name="P12"><text:tab/>Værktøjet er efter vores synspunkt nok en af det bedste og perfekte bud på udviklingsmiljø til PHP og MySQL. Når man udvikler i Zend Studio er der ikke længere nødvendig at være på php.net og har listen over PHP's indbygget funktioner åben ved siden af. Man heller ikke længere tvunget til at installerer server eller være tilslutet til en server. Men Zend Studio understøtter jo selvfølgelige FTP angang og udvikling på en server på nettet. Med Zend Studio er der heller ikke nødvendig at have phpMyadmin installeret for at adminstrere sine databaser. Kort sagt er der hav af muligheder i Zend Studion 5, som gør livet letter og udvikling hurtiger for udvikler og programø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p... Jensen).</meta:initial-creator>
    <meta:creation-date>2006-10-09T16:48:07</meta:creation-date>
    <dc:creator>Jop... Jensen).</dc:creator>
    <dc:date>2006-10-10T22:30:41</dc:date>
    <dc:language>da-DK</dc:language>
    <meta:editing-cycles>9</meta:editing-cycles>
    <meta:editing-duration>PT5H40M35S</meta:editing-duration>
    <meta:user-defined meta:name="Info 1"/>
    <meta:user-defined meta:name="Info 2"/>
    <meta:user-defined meta:name="Info 3"/>
    <meta:user-defined meta:name="Info 4"/>
    <meta:document-statistic meta:table-count="0" meta:image-count="0" meta:object-count="0" meta:page-count="6" meta:paragraph-count="70" meta:word-count="2016" meta:character-count="12799"/>
  </office:meta>
</office:document-meta>
</file>